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60000022687E75BE38CD0BD3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50%"/>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 style:family="paragraph" style:parent-style-name="Text_20_body">
      <style:paragraph-properties fo:line-height="150%"/>
      <style:text-properties style:font-name="Arial1" fo:font-size="10pt" officeooo:paragraph-rsid="00008170" style:font-size-asian="10pt" style:font-size-complex="10pt"/>
    </style:style>
    <style:style style:name="P3" style:family="paragraph" style:parent-style-name="Text_20_body">
      <style:paragraph-properties fo:line-height="150%"/>
      <style:text-properties style:font-name="Arial1" fo:font-size="12pt" style:font-size-asian="12pt" style:font-size-complex="12pt"/>
    </style:style>
    <style:style style:name="P4" style:family="paragraph" style:parent-style-name="Text_20_body">
      <style:paragraph-properties fo:line-height="150%"/>
      <style:text-properties style:font-name="Arial1" fo:font-size="12pt" officeooo:paragraph-rsid="00008170" style:font-size-asian="12pt" style:font-size-complex="12pt"/>
    </style:style>
    <style:style style:name="P5" style:family="paragraph" style:parent-style-name="Text_20_body">
      <style:paragraph-properties fo:line-height="150%"/>
      <style:text-properties style:font-name="Arial1" fo:font-size="12pt" fo:font-weight="bold" officeooo:rsid="00025471" officeooo:paragraph-rsid="00025471" style:font-size-asian="12pt" style:font-weight-asian="bold" style:font-size-complex="12pt" style:font-weight-complex="bold"/>
    </style:style>
    <style:style style:name="P6" style:family="paragraph" style:parent-style-name="Text_20_body">
      <style:paragraph-properties fo:line-height="150%"/>
      <style:text-properties style:font-name="Arial1" fo:font-size="12pt" style:text-underline-style="solid" style:text-underline-width="auto" style:text-underline-color="font-color" style:font-size-asian="12pt" style:font-size-complex="12pt"/>
    </style:style>
    <style:style style:name="P7" style:family="paragraph" style:parent-style-name="Text_20_body" style:list-style-name="L12">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008170" officeooo:paragraph-rsid="00008170"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9" style:family="paragraph" style:parent-style-name="Text_20_body" style:list-style-name="L12">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08170" style:text-blinking="false" fo:background-color="transparent" style:font-size-asian="12pt" style:font-size-complex="12pt"/>
    </style:style>
    <style:style style:name="P10" style:family="paragraph" style:parent-style-name="Text_20_body" style:list-style-name="L15">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08170" style:text-blinking="false" fo:background-color="transparent" style:font-size-asian="12pt" style:font-size-complex="12pt"/>
    </style:style>
    <style:style style:name="P11" style:family="paragraph" style:parent-style-name="Text_20_body" style:list-style-name="L5">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17">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18">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4" style:family="paragraph" style:parent-style-name="Text_20_body" style:list-style-name="L19">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5" style:family="paragraph" style:parent-style-name="Text_20_body" style:list-style-name="L20">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6" style:family="paragraph" style:parent-style-name="Text_20_body" style:list-style-name="L22">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25471" style:text-blinking="false" fo:background-color="transparent" style:font-size-asian="12pt" style:font-size-complex="12pt"/>
    </style:style>
    <style:style style:name="P17" style:family="paragraph" style:parent-style-name="Text_20_body" style:list-style-name="L22">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bold" officeooo:rsid="00008170" officeooo:paragraph-rsid="00008170"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025471" officeooo:paragraph-rsid="00025471" style:text-blinking="false" fo:background-color="transparent" style:font-size-asian="12pt" style:font-size-complex="12pt"/>
    </style:style>
    <style:style style:name="P20" style:family="paragraph" style:parent-style-name="Text_20_body" style:list-style-name="L1">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1" style:family="paragraph" style:parent-style-name="Text_20_body" style:list-style-name="L4">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2" style:family="paragraph" style:parent-style-name="Text_20_body" style:list-style-name="L4">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1" fo:font-size="12pt" fo:font-style="normal" style:text-underline-style="none" fo:font-weight="bold" officeooo:paragraph-rsid="00008170" style:text-blinking="false" fo:background-color="transparent" style:font-size-asian="12pt" style:font-size-complex="12pt"/>
    </style:style>
    <style:style style:name="P23" style:family="paragraph" style:parent-style-name="Text_20_body" style:list-style-name="L20">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font-name="Arial1" fo:font-size="12pt" fo:font-style="normal" style:text-underline-style="none" fo:font-weight="normal" fo:background-color="transparent" style:font-size-asian="12pt" style:font-size-complex="12pt"/>
    </style:style>
    <style:style style:name="P24" style:family="paragraph" style:parent-style-name="Text_20_body" style:list-style-name="L12">
      <loext:graphic-properties draw:fill="none" draw:fill-color="#ffffff"/>
      <style:paragraph-properties fo:margin-top="0cm" fo:margin-bottom="0cm" loext:contextual-spacing="false" fo:line-height="150%" fo:background-color="transparent" style:writing-mode="lr-tb"/>
      <style:text-properties fo:font-variant="normal" fo:text-transform="none" fo:color="#111111" style:text-line-through-style="none" style:text-line-through-type="none" style:font-name="Arial1" fo:font-size="12pt" fo:font-style="normal" style:text-underline-style="none" fo:font-weight="normal" officeooo:paragraph-rsid="00008170" style:text-blinking="false" fo:background-color="transparent" style:font-size-asian="12pt" style:font-size-complex="12pt"/>
    </style:style>
    <style:style style:name="P25" style:family="paragraph" style:parent-style-name="Text_20_body" style:list-style-name="L16">
      <loext:graphic-properties draw:fill="solid" draw:fill-color="#ffffff" draw:opacity="100%"/>
      <style:paragraph-properties fo:margin-top="0cm" fo:margin-bottom="0cm" loext:contextual-spacing="false" fo:line-height="150%" fo:background-color="#ffffff" style:writing-mode="lr-tb"/>
      <style:text-properties fo:font-variant="normal" fo:text-transform="none" fo:color="#333333" style:text-line-through-style="none" style:text-line-through-type="none" style:font-name="Arial1" fo:font-size="12pt" fo:font-style="normal" style:text-underline-style="none" fo:font-weight="normal" style:text-blinking="false" fo:background-color="#ffffff" style:font-size-asian="12pt" style:font-size-complex="12pt"/>
    </style:style>
    <style:style style:name="P26" style:family="paragraph" style:parent-style-name="Text_20_body">
      <style:paragraph-properties fo:margin-top="0cm" fo:margin-bottom="0cm" loext:contextual-spacing="false" fo:line-height="150%" fo:text-align="center" style:justify-single-word="false" style:writing-mode="lr-tb"/>
      <style:text-properties style:font-name="Arial1" fo:font-size="12pt" officeooo:rsid="00025471" officeooo:paragraph-rsid="00025471" style:font-size-asian="12pt" style:font-size-complex="12pt"/>
    </style:style>
    <style:style style:name="P27" style:family="paragraph" style:parent-style-name="Text_20_body">
      <style:paragraph-properties fo:margin-top="0cm" fo:margin-bottom="0cm" loext:contextual-spacing="false" fo:line-height="150%" style:writing-mode="lr-tb"/>
      <style:text-properties style:font-name="Arial1" fo:font-size="12pt" style:font-size-asian="12pt" style:font-size-complex="12pt"/>
    </style:style>
    <style:style style:name="P28" style:family="paragraph" style:parent-style-name="Text_20_body">
      <style:paragraph-properties fo:margin-top="0cm" fo:margin-bottom="0cm" loext:contextual-spacing="false" fo:line-height="150%" fo:text-align="center" style:justify-single-word="false" style:writing-mode="lr-tb"/>
      <style:text-properties style:font-name="Arial1" fo:font-size="12pt" officeooo:paragraph-rsid="00008170" style:font-size-asian="12pt" style:font-size-complex="12pt"/>
    </style:style>
    <style:style style:name="P29" style:family="paragraph" style:parent-style-name="Text_20_body" style:list-style-name="L13">
      <loext:graphic-properties draw:fill="none" draw:fill-color="#ffffff"/>
      <style:paragraph-properties fo:margin-top="0cm" fo:margin-bottom="0cm" loext:contextual-spacing="false" fo:line-height="150%" fo:background-color="transparent" style:writing-mode="lr-tb"/>
      <style:text-properties style:font-name="Arial1" fo:font-size="12pt" officeooo:paragraph-rsid="00008170" style:font-size-asian="12pt" style:font-size-complex="12pt"/>
    </style:style>
    <style:style style:name="P30" style:family="paragraph" style:parent-style-name="Text_20_body" style:list-style-name="L17">
      <loext:graphic-properties draw:fill="none" draw:fill-color="#ffffff"/>
      <style:paragraph-properties fo:margin-top="0cm" fo:margin-bottom="0cm" loext:contextual-spacing="false" fo:line-height="150%" fo:background-color="transparent" style:writing-mode="lr-tb"/>
      <style:text-properties style:font-name="Arial1" fo:font-size="12pt" style:font-size-asian="12pt" style:font-size-complex="12pt"/>
    </style:style>
    <style:style style:name="P31" style:family="paragraph" style:parent-style-name="Text_20_body">
      <style:paragraph-properties fo:margin-top="0cm" fo:margin-bottom="0cm" loext:contextual-spacing="false" fo:line-height="150%" style:writing-mode="lr-tb"/>
      <style:text-properties style:font-name="Arial1" fo:font-size="12pt" fo:font-weight="normal" style:font-size-asian="12pt" style:font-size-complex="12pt"/>
    </style:style>
    <style:style style:name="P32" style:family="paragraph" style:parent-style-name="Text_20_body">
      <style:paragraph-properties fo:margin-top="0cm" fo:margin-bottom="0cm" loext:contextual-spacing="false" fo:line-height="150%" fo:text-align="center" style:justify-single-word="false" style:writing-mode="lr-tb"/>
      <style:text-properties style:font-name="Arial1" fo:font-size="12pt" fo:font-weight="normal" officeooo:paragraph-rsid="00025471" style:font-size-asian="12pt" style:font-size-complex="12pt"/>
    </style:style>
    <style:style style:name="P33" style:family="paragraph" style:parent-style-name="Text_20_body">
      <style:paragraph-properties fo:margin-top="0cm" fo:margin-bottom="0cm" loext:contextual-spacing="false" fo:line-height="150%" fo:text-align="start" style:justify-single-word="false" style:writing-mode="lr-tb"/>
      <style:text-properties style:font-name="Arial1" fo:font-size="12pt" fo:font-weight="normal" officeooo:paragraph-rsid="00025471" style:font-size-asian="12pt" style:font-size-complex="12pt"/>
    </style:style>
    <style:style style:name="P34" style:family="paragraph" style:parent-style-name="Text_20_body">
      <style:paragraph-properties fo:margin-top="0cm" fo:margin-bottom="0cm" loext:contextual-spacing="false" fo:line-height="150%" style:writing-mode="lr-tb"/>
    </style:style>
    <style:style style:name="P35" style:family="paragraph" style:parent-style-name="Text_20_body" style:list-style-name="L18">
      <loext:graphic-properties draw:fill="none" draw:fill-color="#ffffff"/>
      <style:paragraph-properties fo:margin-top="0cm" fo:margin-bottom="0cm" loext:contextual-spacing="false" fo:line-height="150%" fo:background-color="transparent" style:writing-mode="lr-tb"/>
    </style:style>
    <style:style style:name="P36" style:family="paragraph" style:parent-style-name="Text_20_body">
      <style:paragraph-properties fo:margin-top="0cm" fo:margin-bottom="0cm" loext:contextual-spacing="false" fo:line-height="150%" fo:text-align="center" style:justify-single-word="false" fo:break-before="page" style:writing-mode="lr-tb"/>
      <style:text-properties style:font-name="Arial1" fo:font-size="12pt" officeooo:paragraph-rsid="00025471" style:font-size-asian="12pt" style:font-size-complex="12pt"/>
    </style:style>
    <style:style style:name="P37" style:family="paragraph" style:parent-style-name="Text_20_body">
      <style:paragraph-properties fo:margin-left="1.27cm" fo:margin-right="0cm" fo:margin-top="0cm" fo:margin-bottom="0cm" loext:contextual-spacing="false" fo:line-height="15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8" style:family="paragraph" style:parent-style-name="Text_20_body" style:list-style-name="L2">
      <loext:graphic-properties draw:fill="none" draw:fill-color="#ffffff"/>
      <style:paragraph-properties fo:margin-left="1.27cm" fo:margin-right="0cm" fo:margin-top="0cm" fo:margin-bottom="0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9" style:family="paragraph" style:parent-style-name="Text_20_body" style:list-style-name="L3">
      <loext:graphic-properties draw:fill="none" draw:fill-color="#ffffff"/>
      <style:paragraph-properties fo:margin-left="1.27cm" fo:margin-right="0cm" fo:margin-top="0cm" fo:margin-bottom="0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0" style:family="paragraph" style:parent-style-name="Text_20_body" style:list-style-name="L6">
      <loext:graphic-properties draw:fill="none" draw:fill-color="#ffffff"/>
      <style:paragraph-properties fo:margin-left="1.27cm" fo:margin-right="0cm" fo:margin-top="0cm" fo:margin-bottom="0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7">
      <loext:graphic-properties draw:fill="none" draw:fill-color="#ffffff"/>
      <style:paragraph-properties fo:margin-left="1.27cm" fo:margin-right="0cm" fo:margin-top="0cm" fo:margin-bottom="0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2" style:family="paragraph" style:parent-style-name="Text_20_body" style:list-style-name="L8">
      <loext:graphic-properties draw:fill="none" draw:fill-color="#ffffff"/>
      <style:paragraph-properties fo:margin-left="1.27cm" fo:margin-right="0cm" fo:margin-top="0cm" fo:margin-bottom="0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43" style:family="paragraph" style:parent-style-name="Text_20_body" style:list-style-name="L3">
      <loext:graphic-properties draw:fill="none" draw:fill-color="#ffffff"/>
      <style:paragraph-properties fo:margin-left="1.27cm" fo:margin-right="0cm" fo:margin-top="0cm" fo:margin-bottom="0cm" loext:contextual-spacing="false" fo:line-height="150%" fo:text-indent="0cm" style:auto-text-indent="false" fo:background-color="transparent" style:writing-mode="lr-tb"/>
      <style:text-properties style:font-name="Arial1" fo:font-size="12pt" style:font-size-asian="12pt" style:font-size-complex="12pt"/>
    </style:style>
    <style:style style:name="P44" style:family="paragraph" style:parent-style-name="Text_20_body" style:list-style-name="L8">
      <loext:graphic-properties draw:fill="none" draw:fill-color="#ffffff"/>
      <style:paragraph-properties fo:margin-left="1.27cm" fo:margin-right="0cm" fo:margin-top="0cm" fo:margin-bottom="0.529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08170" style:text-blinking="false" fo:background-color="transparent" style:font-size-asian="12pt" style:font-size-complex="12pt"/>
    </style:style>
    <style:style style:name="P45" style:family="paragraph" style:parent-style-name="Text_20_body" style:list-style-name="L9">
      <loext:graphic-properties draw:fill="none" draw:fill-color="#ffffff"/>
      <style:paragraph-properties fo:margin-left="1.27cm" fo:margin-right="0cm" fo:margin-top="0cm" fo:margin-bottom="0.529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10">
      <loext:graphic-properties draw:fill="none" draw:fill-color="#ffffff"/>
      <style:paragraph-properties fo:margin-left="1.27cm" fo:margin-right="0cm" fo:margin-top="0cm" fo:margin-bottom="0.529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11">
      <loext:graphic-properties draw:fill="none" draw:fill-color="#ffffff"/>
      <style:paragraph-properties fo:margin-left="1.27cm" fo:margin-right="0cm" fo:margin-top="0cm" fo:margin-bottom="0.529cm" loext:contextual-spacing="false" fo:line-height="150%"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left="0cm" fo:margin-right="0cm" fo:margin-top="0cm" fo:margin-bottom="0cm" loext:contextual-spacing="false" fo:line-height="150%" fo:text-indent="1.27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left="2.54cm" fo:margin-right="0cm" fo:margin-top="0cm" fo:margin-bottom="0cm" loext:contextual-spacing="false" fo:line-height="150%" fo:text-indent="1.27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3.81cm" fo:margin-right="0cm" fo:margin-top="0cm" fo:margin-bottom="0cm" loext:contextual-spacing="false" fo:line-height="150%" fo:text-indent="1.27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3.81cm" fo:margin-right="0cm" fo:margin-top="0cm" fo:margin-bottom="0cm" loext:contextual-spacing="false" fo:line-height="150%" fo:text-indent="1.27cm" style:auto-text-indent="false" style:writing-mode="lr-tb"/>
      <style:text-properties style:font-name="Arial1" fo:font-size="12pt" fo:font-weight="normal" style:font-size-asian="12pt" style:font-size-complex="12pt"/>
    </style:style>
    <style:style style:name="P52" style:family="paragraph" style:parent-style-name="Text_20_body">
      <style:paragraph-properties fo:margin-left="3.81cm" fo:margin-right="0cm" fo:margin-top="0cm" fo:margin-bottom="0cm" loext:contextual-spacing="false" fo:line-height="15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left="3.81cm" fo:margin-right="0cm" fo:margin-top="0cm" fo:margin-bottom="0cm" loext:contextual-spacing="false" fo:line-height="150%" fo:text-indent="0cm" style:auto-text-indent="false" style:writing-mode="lr-tb"/>
      <style:text-properties style:font-name="Arial1" fo:font-size="12pt" fo:font-weight="normal" style:font-size-asian="12pt" style:font-size-complex="12pt"/>
    </style:style>
    <style:style style:name="P54" style:family="paragraph" style:parent-style-name="Text_20_body">
      <style:paragraph-properties fo:margin-left="3.81cm" fo:margin-right="0cm" fo:margin-top="0cm" fo:margin-bottom="0.706cm" loext:contextual-spacing="false" fo:line-height="15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left="3.81cm" fo:margin-right="0cm" fo:margin-top="0cm" fo:margin-bottom="0.706cm" loext:contextual-spacing="false" fo:line-height="15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08170" style:text-blinking="false" fo:background-color="transparent" style:font-size-asian="12pt" style:font-size-complex="12pt"/>
    </style:style>
    <style:style style:name="P56" style:family="paragraph" style:parent-style-name="Text_20_body">
      <style:paragraph-properties fo:margin-left="3.81cm" fo:margin-right="0cm" fo:margin-top="0cm" fo:margin-bottom="0.706cm" loext:contextual-spacing="false" fo:line-height="15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57" style:family="paragraph" style:parent-style-name="Text_20_body">
      <style:paragraph-properties fo:margin-left="0cm" fo:margin-right="0cm" fo:margin-top="0cm" fo:margin-bottom="0.529cm" loext:contextual-spacing="false" fo:line-height="150%" fo:text-indent="0cm" style:auto-text-indent="false" style:writing-mode="lr-tb"/>
      <style:text-properties style:font-name="Arial1" fo:font-size="12pt" fo:font-weight="normal" style:font-size-asian="12pt" style:font-size-complex="12pt"/>
    </style:style>
    <style:style style:name="P58" style:family="paragraph" style:parent-style-name="Footer">
      <style:text-properties officeooo:rsid="00025471" officeooo:paragraph-rsid="00025471"/>
    </style:style>
    <style:style style:name="P59" style:family="paragraph" style:parent-style-name="Footer">
      <style:text-properties officeooo:rsid="00025471" officeooo:paragraph-rsid="0002cbd4"/>
    </style:style>
    <style:style style:name="P60" style:family="paragraph" style:parent-style-name="Footer">
      <style:paragraph-properties fo:text-align="end" style:justify-single-word="false" fo:padding-left="0cm" fo:padding-right="0cm" fo:padding-top="0cm" fo:padding-bottom="0.074cm" fo:border-left="none" fo:border-right="none" fo:border-top="none" fo:border-bottom="0.06pt solid #000000" style:join-border="false"/>
      <style:text-properties officeooo:rsid="0002cbd4" officeooo:paragraph-rsid="0002cbd4"/>
    </style:style>
    <style:style style:name="P61" style:family="paragraph" style:parent-style-name="Footer">
      <style:paragraph-properties fo:padding-left="0cm" fo:padding-right="0cm" fo:padding-top="0cm" fo:padding-bottom="0.074cm" fo:border-left="none" fo:border-right="none" fo:border-top="none" fo:border-bottom="0.06pt solid #000000" style:join-border="false"/>
      <style:text-properties officeooo:rsid="00025471" officeooo:paragraph-rsid="0002cbd4"/>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008170"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025471"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008170"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25471"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officeooo:rsid="00008170"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officeooo:rsid="00025471"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solid" style:text-underline-width="auto" style:text-underline-color="font-color"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008170"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Arial1" fo:font-size="12pt" fo:font-style="normal" style:text-underline-style="none" fo:font-weight="bold" officeooo:rsid="00025471"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1" fo:font-size="12pt" fo:font-style="normal" style:text-underline-style="none" fo:font-weight="normal" officeooo:rsid="00025471" style:text-blinking="false" fo:background-color="transparent" loext:char-shading-value="0" style:font-size-asian="12pt" style:font-size-complex="12pt"/>
    </style:style>
    <style:style style:name="T16" style:family="text">
      <style:text-properties fo:font-variant="normal" fo:text-transform="none" fo:color="#000000" fo:font-style="normal" style:text-underline-style="solid" style:text-underline-width="auto" style:text-underline-color="font-color" fo:font-weight="bold" fo:background-color="transparent" loext:char-shading-value="0"/>
    </style:style>
    <style:style style:name="T17" style:family="text">
      <style:text-properties fo:font-variant="normal" fo:text-transform="none" fo:color="#000000" fo:font-style="normal" style:text-underline-style="solid" style:text-underline-width="auto" style:text-underline-color="font-color" fo:font-weight="bold" officeooo:rsid="00008170" fo:background-color="transparent" loext:char-shading-value="0"/>
    </style:style>
    <style:style style:name="T18" style:family="text">
      <style:text-properties fo:font-variant="normal" fo:text-transform="none" fo:color="#000000" fo:font-style="normal" style:text-underline-style="solid" style:text-underline-width="auto" style:text-underline-color="font-color" fo:font-weight="bold" officeooo:rsid="00025471" fo:background-color="transparent" loext:char-shading-value="0"/>
    </style:style>
    <style:style style:name="T19" style:family="text">
      <style:text-properties fo:font-variant="normal" fo:text-transform="none" fo:color="#333333" style:text-line-through-style="none" style:text-line-through-type="none" fo:font-style="normal" style:text-underline-style="none" style:text-blinking="false" fo:background-color="#ffffff" loext:char-shading-value="0"/>
    </style:style>
    <style:style style:name="T20"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1" style:family="text">
      <style:text-properties style:text-line-through-style="none" style:text-line-through-type="none" style:text-blinking="false"/>
    </style:style>
    <style:style style:name="T22" style:family="text">
      <style:text-properties fo:background-color="transparent" loext:char-shading-value="0"/>
    </style:style>
    <style:style style:name="T23" style:family="text">
      <style:text-properties fo:font-weight="normal"/>
    </style:style>
    <style:style style:name="T24" style:family="text">
      <style:text-properties officeooo:rsid="00008170"/>
    </style:style>
    <style:style style:name="T25" style:family="text">
      <style:text-properties fo:font-weight="bold" officeooo:rsid="00008170" style:font-weight-asian="bold" style:font-weight-complex="bold"/>
    </style:style>
    <style:style style:name="T26" style:family="text">
      <style:text-properties officeooo:rsid="00025471"/>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008170"/>
    </style:style>
    <style:style style:name="T29" style:family="text">
      <style:text-properties style:font-name="Arial1" fo:font-size="12pt" fo:font-weight="normal" style:font-size-asian="12pt" style:font-size-complex="12pt"/>
    </style:style>
    <style:style style:name="T30" style:family="text">
      <style:text-properties officeooo:rsid="0002cbd4"/>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bullet-char="•">
        <style:list-level-properties text:space-before="1.995cm" text:min-label-width="0.499cm"/>
        <style:text-properties style:font-name="Star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6">PRÁCTICA </text:span><text:span text:style-name="T17">LABORATORIO 1 </text:span></text:p>
      <text:p text:style-name="P28"><text:span text:style-name="T16">POSTGRES y DBA BÁSICO</text:span></text:p>
      <text:list xml:id="list9101544138927151310" text:style-name="L1">
        <text:list-item>
          <text:p text:style-name="P20">Introducción comandos Linux </text:p>
        </text:list-item>
      </text:list>
      <text:p text:style-name="P37"><text:span text:style-name="T24">Probar y explicar el uso de los siguientes c</text:span>omandos:</text:p>
      <text:list xml:id="list3765647579778309359" text:style-name="L2">
        <text:list-item>
          <text:p text:style-name="P38">ls</text:p>
        </text:list-item>
        <text:list-item>
          <text:p text:style-name="P38">cd</text:p>
        </text:list-item>
        <text:list-item>
          <text:p text:style-name="P38">pwd</text:p>
        </text:list-item>
        <text:list-item>
          <text:p text:style-name="P38">sudo</text:p>
        </text:list-item>
        <text:list-item>
          <text:p text:style-name="P38">cat</text:p>
        </text:list-item>
        <text:list-item>
          <text:p text:style-name="P38">nano</text:p>
        </text:list-item>
        <text:list-item>
          <text:p text:style-name="P38">cp</text:p>
        </text:list-item>
        <text:list-item>
          <text:p text:style-name="P38">rm</text:p>
        </text:list-item>
        <text:list-item>
          <text:p text:style-name="P38">man</text:p>
        </text:list-item>
        <text:list-item>
          <text:p text:style-name="P38">history</text:p>
        </text:list-item>
        <text:list-item>
          <text:p text:style-name="P38">clear</text:p>
        </text:list-item>
      </text:list>
      <text:p text:style-name="P48">Instalación de paquetes</text:p>
      <text:list xml:id="list1540905150508512599" text:style-name="L3">
        <text:list-item>
          <text:p text:style-name="P39">apt-get update</text:p>
        </text:list-item>
        <text:list-item>
          <text:p text:style-name="P39">apt-get ugrade</text:p>
        </text:list-item>
        <text:list-item>
          <text:p text:style-name="P43"><text:span text:style-name="T2">apt-get install x</text:span></text:p>
        </text:list-item>
      </text:list>
      <text:list xml:id="list1734345629490431088" text:style-name="L4">
        <text:list-item>
          <text:p text:style-name="P21"><text:span text:style-name="T24">Preparación del ambiente </text:span></text:p>
        </text:list-item>
      </text:list>
      <text:list xml:id="list4292141960162728533" text:style-name="L12">
        <text:list-item>
          <text:list>
            <text:list-item>
              <text:p text:style-name="P7">Instalar</text:p>
              <text:list>
                <text:list-header>
                  <text:p text:style-name="P9">apt-get install postgresql</text:p>
                  <text:p text:style-name="P9">apt install postgresql postgresql-client</text:p>
                </text:list-header>
              </text:list>
            </text:list-item>
            <text:list-item>
              <text:p text:style-name="P9">Desinstalar</text:p>
              <text:list>
                <text:list-header>
                  <text:p text:style-name="P24">sudo apt-get --purge remove postgresql</text:p>
                </text:list-header>
              </text:list>
            </text:list-item>
            <text:list-item>
              <text:p text:style-name="P9">Usuario postgres</text:p>
              <text:list>
                <text:list-header>
                  <text:p text:style-name="P9">psswd postgres</text:p>
                  <text:p text:style-name="P9"><text:soft-page-break/>su - postgres</text:p>
                </text:list-header>
              </text:list>
            </text:list-item>
            <text:list-item>
              <text:p text:style-name="P9">psql</text:p>
              <text:list>
                <text:list-header>
                  <text:p text:style-name="P9">psql</text:p>
                  <text:p text:style-name="P9">psql -U user_name -d database_name -h 127.0.0.1 -W</text:p>
                </text:list-header>
              </text:list>
            </text:list-item>
          </text:list>
        </text:list-item>
      </text:list>
      <text:list xml:id="list5297858200479275297" text:style-name="L13">
        <text:list-item>
          <text:list>
            <text:list-item>
              <text:p text:style-name="P29"><text:span text:style-name="T2">pgadmin</text:span></text:p>
              <text:list>
                <text:list-header>
                  <text:p text:style-name="P29"><text:span text:style-name="T2">apt-get install pgadmin3</text:span></text:p>
                </text:list-header>
              </text:list>
            </text:list-item>
          </text:list>
        </text:list-item>
      </text:list>
      <text:list xml:id="list83650713349067" text:continue-list="list1734345629490431088" text:style-name="L4">
        <text:list-item>
          <text:p text:style-name="P18">Comandos en psql</text:p>
        </text:list-item>
      </text:list>
      <text:list xml:id="list4758316158266072938" text:style-name="L15">
        <text:list-item>
          <text:list>
            <text:list-item>
              <text:list>
                <text:list-item>
                  <text:p text:style-name="P10">select version();</text:p>
                </text:list-item>
                <text:list-item>
                  <text:p text:style-name="P10">\?</text:p>
                </text:list-item>
                <text:list-item>
                  <text:p text:style-name="P10">\h </text:p>
                </text:list-item>
                <text:list-item>
                  <text:p text:style-name="P10">\q</text:p>
                </text:list-item>
                <text:list-item>
                  <text:p text:style-name="P10">\d</text:p>
                </text:list-item>
                <text:list-item>
                  <text:p text:style-name="P10">\du</text:p>
                </text:list-item>
                <text:list-item>
                  <text:p text:style-name="P10">\dp</text:p>
                </text:list-item>
                <text:list-item>
                  <text:p text:style-name="P10">\dt</text:p>
                </text:list-item>
                <text:list-item>
                  <text:p text:style-name="P10">\l</text:p>
                </text:list-item>
                <text:list-item>
                  <text:p text:style-name="P10">\c</text:p>
                </text:list-item>
                <text:list-item>
                  <text:p text:style-name="P10">\password</text:p>
                </text:list-item>
                <text:list-item>
                  <text:p text:style-name="P10">\conninfo</text:p>
                </text:list-item>
              </text:list>
            </text:list-item>
          </text:list>
        </text:list-item>
      </text:list>
      <text:list xml:id="list83650824333876" text:continue-list="list83650713349067" text:style-name="L4">
        <text:list-item>
          <text:p text:style-name="P22"><text:span text:style-name="T24">Administración básica </text:span></text:p>
        </text:list-item>
      </text:list>
      <text:list xml:id="list3124985149648722443" text:style-name="L5">
        <text:list-item>
          <text:list>
            <text:list-item>
              <text:p text:style-name="P11">Servicio</text:p>
            </text:list-item>
          </text:list>
        </text:list-item>
      </text:list>
      <text:p text:style-name="P49">systemctl start postgresql</text:p>
      <text:p text:style-name="P49">systemctl stop postgresql</text:p>
      <text:p text:style-name="P51"><text:span text:style-name="T5">systemctl restart postgresql</text:span><text:span text:style-name="T1"> </text:span></text:p>
      <text:p text:style-name="P50">systemctl status postgresql</text:p>
      <text:p text:style-name="P53"><text:span text:style-name="T5">/etc/init.d/postgresql</text:span><text:span text:style-name="T1"> </text:span><text:span text:style-name="T5">status/restart/start/stop</text:span></text:p>
      <text:list xml:id="list9011929114261927517" text:style-name="L6">
        <text:list-item>
          <text:p text:style-name="P40">Verificar procesos</text:p>
        </text:list-item>
      </text:list>
      <text:p text:style-name="P52"><text:soft-page-break/>ps -ef | grep postgre</text:p>
      <text:list xml:id="list8908852252699719156" text:style-name="L7">
        <text:list-item>
          <text:p text:style-name="P41">Archivos importantes</text:p>
        </text:list-item>
      </text:list>
      <text:p text:style-name="P52">cd /etc/postgresql/9.6/main/</text:p>
      <text:p text:style-name="P57"><text:span text:style-name="T5"><text:tab/><text:tab/><text:tab/><text:tab/>postgresql.conf -- Configuración de base de datos ej: distrib<text:line-break/><text:tab/><text:tab/><text:tab/><text:tab/>pg_hba.conf -- Configuración de accesos</text:span></text:p>
      <text:list xml:id="list5021787831308489242" text:style-name="L8">
        <text:list-item>
          <text:p text:style-name="P42"><text:span text:style-name="T22">Archivos de logs<text:line-break/><text:tab/><text:tab/>cd /var/log/postgres  .log</text:span></text:p>
        </text:list-item>
        <text:list-item>
          <text:p text:style-name="P44">Ver tamaño de  tablas </text:p>
          <text:list>
            <text:list-header>
              <text:p text:style-name="P44">SELECT relname, relpages FROM pg_class ORDER BY relpages DESC;</text:p>
            </text:list-header>
          </text:list>
        </text:list-item>
      </text:list>
      <text:list xml:id="list756567988060566846" text:style-name="L9">
        <text:list-item>
          <text:p text:style-name="P45">Ver tamaño de base de datos</text:p>
        </text:list-item>
      </text:list>
      <text:p text:style-name="P54">SELECT pg_size_pretty(pg_database_size(ojo));</text:p>
      <text:list xml:id="list3021537733240758119" text:style-name="L10">
        <text:list-item>
          <text:p text:style-name="P46">Ver tamaño de tabla</text:p>
        </text:list-item>
      </text:list>
      <text:p text:style-name="P56">SELECT pg_size_pretty(pg_total_relation_size('big_table'));</text:p>
      <text:p text:style-name="P56">SELECT pg_size_pretty(pg_relation_size('big_table'));</text:p>
      <text:list xml:id="list4455152712874717972" text:style-name="L11">
        <text:list-item>
          <text:p text:style-name="P47">Ver tamaño de tipo de dato</text:p>
        </text:list-item>
      </text:list>
      <text:p text:style-name="P55">SELECT typname, typlen from pg_type where typtype='b';</text:p>
      <text:p text:style-name="P4"><text:span text:style-name="T25">REFERENCIAS</text:span></text:p>
      <text:p text:style-name="P2"><text:span text:style-name="T2">Ver PostgresSQl Cheat sheet.pdf en carpeta de materiales </text:span><text:span text:style-name="T3">de curso</text:span></text:p>
      <text:p text:style-name="P2"><text:span text:style-name="T2">Ver PostgresSQl Cheat sheet2.pdf en carpeta de materiales </text:span><text:span text:style-name="T3">de curso</text:span></text:p>
      <text:p text:style-name="P36"><text:span text:style-name="T16">PRÁCTICA </text:span><text:span text:style-name="T17">LABORATORIO </text:span><text:span text:style-name="T18">2</text:span></text:p>
      <text:p text:style-name="P26"><text:span text:style-name="T11">I</text:span><text:span text:style-name="T10">NTEGRIDAD Y SEGURIDAD</text:span></text:p>
      <text:p text:style-name="P32"><text:span text:style-name="T11"/></text:p>
      <text:p text:style-name="P33"><text:bookmark text:name="docs-internal-guid-5eb857a3-7fff-0429-a58c-d28cebeb451b"/><text:span text:style-name="T8">REQUISITO</text:span><text:span text:style-name="T6">: Contar con la base de datos grupal solicitada con la que se trabajó la clase del 21 de Agosto</text:span></text:p>
      <text:p text:style-name="P31"><text:span text:style-name="T7"/></text:p>
      <text:p text:style-name="P31"><text:span text:style-name="T7">1. </text:span><text:span text:style-name="T19">Obtener y comparar el tamaño de la bd en MB: </text:span></text:p>
      <text:list xml:id="list4559363549631674029" text:style-name="L16">
        <text:list-item>
          <text:p text:style-name="P25">pg size </text:p>
        </text:list-item>
        <text:list-item>
          <text:p text:style-name="P25">pg_xlog Archivo de bitácora </text:p>
        </text:list-item>
        <text:list-item>
          <text:p text:style-name="P25">dump </text:p>
        </text:list-item>
        <text:list-item>
          <text:p text:style-name="P25">csv </text:p>
        </text:list-item>
      </text:list>
      <text:p text:style-name="P34"><text:span text:style-name="T13">2. </text:span><text:span text:style-name="T12"><text:s/></text:span><text:span text:style-name="T14">Revisar las características de la herramienta de Calidad e Integridad de datos DataClearner (Ver carpeta de materiales “Data Quality and Profiling”) </text:span><text:a xlink:type="simple" xlink:href="https://drive.google.com/drive/folders/1DUowtppsOLRxuKs49p1ZZAwZwBbyAWgy?usp=sharing" text:style-name="Internet_20_link" text:visited-style-name="Visited_20_Internet_20_Link"><text:span text:style-name="T20">https://drive.google.com/drive/folders/1DUowtppsOLRxuKs49p1ZZAwZwBbyAWgy?usp=sharing</text:span></text:a><text:span text:style-name="T14">)</text:span></text:p>
      <text:list xml:id="list2472491297490233623" text:style-name="L17">
        <text:list-item>
          <text:p text:style-name="P12">Investigar acerca de “Data Quality and Profiling”, que es ? , quienes la usan?, por qué es importante? por qué no ?</text:p>
        </text:list-item>
        <text:list-item>
          <text:p text:style-name="P12">Conectar a base de datos grupal </text:p>
        </text:list-item>
        <text:list-item>
          <text:p text:style-name="P12">Seleccionar una tabla</text:p>
        </text:list-item>
        <text:list-item>
          <text:p text:style-name="P12">Evaluar integridad de llaves primarias</text:p>
        </text:list-item>
        <text:list-item>
          <text:p text:style-name="P12">Evaluar cantidad de valores nulos</text:p>
        </text:list-item>
        <text:list-item>
          <text:p text:style-name="P12">Evaluar cantidad de valores diferentes</text:p>
        </text:list-item>
        <text:list-item>
          <text:p text:style-name="P12">Evaluar tendencias de datos</text:p>
        </text:list-item>
        <text:list-item>
          <text:p text:style-name="P30"><text:span text:style-name="T2">Investigar otras funcionalidades</text:span></text:p>
        </text:list-item>
      </text:list>
      <text:p text:style-name="P31"><text:span text:style-name="T9">3. </text:span><text:span text:style-name="T1"><text:s/></text:span><text:span text:style-name="T5">Seguridad</text:span></text:p>
      <text:p text:style-name="P27"><text:span text:style-name="T2">Usted es el DBA y debe organizar los permisos de la base de datos. Debe crear usuarios </text:span><text:span text:style-name="T4">y permisos que vea conveniente</text:span><text:span text:style-name="T2"> para:</text:span></text:p>
      <text:p text:style-name="P8"><text:soft-page-break/>- MAE (Director, jefe, etc)</text:p>
      <text:p text:style-name="P8">- Pasante DBA</text:p>
      <text:p text:style-name="P8">- Equipo de  BI</text:p>
      <text:p text:style-name="P8">- Equipo de desarrollo</text:p>
      <text:p text:style-name="P8">- Equipo de Marketing</text:p>
      <text:p text:style-name="P31"><text:span text:style-name="T9"/></text:p>
      <text:p text:style-name="P31"><text:span text:style-name="T9">4. </text:span><text:span text:style-name="T1"><text:s/></text:span><text:span text:style-name="T5">Monitoreo</text:span></text:p>
      <text:p text:style-name="P8">Analizar <text:span text:style-name="T26">alguna de </text:span>las siguientes herramientas en relación al monitoreo de postgres:</text:p>
      <text:list xml:id="list3391782418959766736" text:style-name="L18">
        <text:list-item>
          <text:p text:style-name="P13">pgmetrics https://pgmetrics.io/</text:p>
        </text:list-item>
        <text:list-item>
          <text:p text:style-name="P13">pgcluu http://pgcluu.darold.net/</text:p>
        </text:list-item>
        <text:list-item>
          <text:p text:style-name="P13">pganalize https://pganalyze.com/</text:p>
        </text:list-item>
        <text:list-item>
          <text:p text:style-name="P13">grafana https://grafana.com/</text:p>
        </text:list-item>
        <text:list-item>
          <text:p text:style-name="P35"><text:span text:style-name="T14">TICK </text:span><text:a xlink:type="simple" xlink:href="https://www.influxdata.com/time-series-platform/" text:style-name="Internet_20_link" text:visited-style-name="Visited_20_Internet_20_Link"><text:span text:style-name="T20">https://www.influxdata.com/time-series-platform/</text:span></text:a></text:p>
        </text:list-item>
        <text:list-item>
          <text:p text:style-name="P35"><text:span text:style-name="T14">PGObserver </text:span><text:a xlink:type="simple" xlink:href="https://opensource.zalando.com/PGObserver/" text:style-name="Internet_20_link" text:visited-style-name="Visited_20_Internet_20_Link"><text:span text:style-name="T20">https://opensource.zalando.com/PGObserver/</text:span></text:a></text:p>
        </text:list-item>
        <text:list-item>
          <text:p text:style-name="P35"><text:span text:style-name="T14">sysdig </text:span><text:a xlink:type="simple" xlink:href="https://sysdig.com/opensource/" text:style-name="Internet_20_link" text:visited-style-name="Visited_20_Internet_20_Link"><text:span text:style-name="T20">https://sysdig.com/opensource/</text:span></text:a></text:p>
        </text:list-item>
        <text:list-item>
          <text:p text:style-name="P35"><text:span text:style-name="T14">icinga2 </text:span><text:a xlink:type="simple" xlink:href="https://www.icinga.com/products/icinga-2/" text:style-name="Internet_20_link" text:visited-style-name="Visited_20_Internet_20_Link"><text:span text:style-name="T20">https://www.icinga.com/products/icinga-2/</text:span></text:a></text:p>
        </text:list-item>
        <text:list-item>
          <text:p text:style-name="P35"><text:span text:style-name="T14">nagios </text:span><text:a xlink:type="simple" xlink:href="https://www.nagios.org/" text:style-name="Internet_20_link" text:visited-style-name="Visited_20_Internet_20_Link"><text:span text:style-name="T20">https://www.nagios.org/</text:span></text:a></text:p>
        </text:list-item>
        <text:list-item>
          <text:p text:style-name="P35"><text:span text:style-name="T14">pgwatch </text:span><text:a xlink:type="simple" xlink:href="https://github.com/plockaby/pgwatch" text:style-name="Internet_20_link" text:visited-style-name="Visited_20_Internet_20_Link"><text:span text:style-name="T20">https://github.com/plockaby/pgwatch</text:span></text:a></text:p>
        </text:list-item>
        <text:list-item>
          <text:p text:style-name="P13">pgtelemetry https://github.com/adjust/pg-telemetry</text:p>
        </text:list-item>
      </text:list>
      <text:p text:style-name="P8">Debe:</text:p>
      <text:list xml:id="list7006004004830872198" text:style-name="L19">
        <text:list-item>
          <text:p text:style-name="P14">Instalar</text:p>
        </text:list-item>
        <text:list-item>
          <text:p text:style-name="P14">Conectar a bd</text:p>
        </text:list-item>
        <text:list-item>
          <text:p text:style-name="P14">Evaluar funcionalidades</text:p>
        </text:list-item>
      </text:list>
      <text:p text:style-name="P3"/>
      <text:p text:style-name="P5">REFERENCIAS</text:p>
      <text:p text:style-name="P34"><text:span text:style-name="T15">Administración de postgres </text:span><text:span text:style-name="T14"><text:s/></text:span><text:a xlink:type="simple" xlink:href="https://www.postgresql.org/docs/9.3/static/monitoring.html" text:style-name="Internet_20_link" text:visited-style-name="Visited_20_Internet_20_Link"><text:span text:style-name="T20">https://www.postgresql.org/docs/9.3/static/monitoring.html</text:span></text:a></text:p>
      <text:p text:style-name="P36"><text:span text:style-name="T16">PRÁCTICA </text:span><text:span text:style-name="T17">LABORATORIO </text:span><text:span text:style-name="T18">3</text:span></text:p>
      <text:p text:style-name="P19"><text:span text:style-name="T28">I</text:span><text:span text:style-name="T27">NTEGRIDAD, SEGURIDAD Y ADMINISTRACIÓN</text:span></text:p>
      <text:p text:style-name="P1"><text:bookmark text:name="docs-internal-guid-f03c4783-7fff-b1d2-7206-aa434016f07a"/><text:span text:style-name="T23">Requisitos: </text:span></text:p>
      <text:list xml:id="list2756140508916804594" text:style-name="L20">
        <text:list-item>
          <text:p text:style-name="P15">Desinstalar postgres</text:p>
        </text:list-item>
        <text:list-item>
          <text:p text:style-name="P15">Conexión a internet </text:p>
        </text:list-item>
        <text:list-item>
          <text:p text:style-name="P15">Descargar base de datos https://drive.google.com/open?id=1ql5rdeUty4Gj3oSZkaqNX1aITYXBqeUb</text:p>
        </text:list-item>
        <text:list-item>
          <text:p text:style-name="P23"><text:span text:style-name="T21">Tener instalado un sistema operativo Linux</text:span></text:p>
        </text:list-item>
      </text:list>
      <text:p text:style-name="P3"/>
      <text:list xml:id="list7711159584821622854" text:style-name="L22">
        <text:list-item>
          <text:p text:style-name="P16">Usted ingresa a una empresa dedicada a la venta de sistemas y administración de los mismos y será el encargado del área de IT, deberá contratar a un DBA para darle apoyo con las bases de datos. Indique las  tareas que le asignará a esta </text:p>
        </text:list-item>
        <text:list-item>
          <text:p text:style-name="P16">persona.</text:p>
        </text:list-item>
        <text:list-item>
          <text:p text:style-name="P17">Según el tipo de base de datos, que arquitectura implementaría y por que ? Qué criterios considera que son los más importantes? </text:p>
        </text:list-item>
        <text:list-item>
          <text:p text:style-name="P17">Instalar postgres compatible con su sistema</text:p>
        </text:list-item>
        <text:list-item>
          <text:p text:style-name="P17">Cambiar la contraseña al usuario postgres del sistema</text:p>
        </text:list-item>
        <text:list-item>
          <text:p text:style-name="P17">Cambiar la contraseña al súper usuario postgres</text:p>
        </text:list-item>
        <text:list-item>
          <text:p text:style-name="P17">Importar archivo dump de dellstore</text:p>
        </text:list-item>
        <text:list-item>
          <text:p text:style-name="P17">Desarrolle una función o procedimiento almacenado o función en lenguaje de programación para generar una transacción de venta (Afectar el histórico y el inventario)</text:p>
        </text:list-item>
        <text:list-item>
          <text:p text:style-name="P17">El equipo de BI le pide acceso a la base de datos. Deberá configurar el acceso a nivel de red, crear un usuario y permitir el acceso a la base de datos y a la tabla de histórico de ventas. Evaluar los permisos que necesitara este usuario.</text:p>
        </text:list-item>
        <text:list-item>
          <text:p text:style-name="P17"><text:soft-page-break/>El equipo de desarrollo le pide acceso a la base de datos para desplegar el sistema en producción . Deberá configurar el acceso a nivel de red, crear un usuario y permitir el acceso a la base de datos. Evaluar los permisos que necesitara este usuario.</text:p>
        </text:list-item>
        <text:list-item>
          <text:p text:style-name="P17">Compare los tamaños entre: Bitácora, Dump y CSV contra el tamaño actual de su base de datos (Considere todas sus tablas de la bd)</text:p>
        </text:list-item>
        <text:list-item>
          <text:p text:style-name="P17">El departamento de desarrollo le pide que genere una tabla la cual le servirá de para visualizar el reporte mensual de ventas: Producto, categoría, cantidad, importe total y cliente. Que restricciones de integridad agregaría a esta nueva tabla?</text:p>
        </text:list-item>
        <text:list-item>
          <text:p text:style-name="P17">El departamento de BI ha presentado una queja de la calidad de su base de datos, deberá demostrar la integridad de la misma con alguna herramienta de calidad de datos para su descargo.</text:p>
        </text:list-item>
        <text:list-item>
          <text:p text:style-name="P17">El equipo de desarrollo culminó de lanzar a producción el sistema por tanto se encuentran en los primeros días del release, deberá monitorear la base de datos y el servidor para lo cual se le pide crear un dashboard o reporte que contenga las siguientes métricas: </text:p>
          <text:list>
            <text:list-item>
              <text:p text:style-name="P17">Cantidad de select/update/delete/insert realizados.</text:p>
            </text:list-item>
            <text:list-item>
              <text:p text:style-name="P17">Cantidad de cone<text:span text:style-name="T26">x</text:span>iones</text:p>
            </text:list-item>
            <text:list-item>
              <text:p text:style-name="P17">Tamaño de la bd</text:p>
            </text:list-item>
            <text:list-item>
              <text:p text:style-name="P17">CPU usado</text:p>
            </text:list-item>
            <text:list-item>
              <text:p text:style-name="P17">Disco usado</text:p>
            </text:list-item>
            <text:list-item>
              <text:p text:style-name="P17">Memoria usada</text:p>
            </text:list-item>
          </text:list>
        </text:list-item>
        <text:list-item>
          <text:p text:style-name="P17">Se está implementando una ley para la liberación de datos abiertos, qué tablas, campos de su bd  liberaría y por que? Que formato usaría? Que aplicación esperaría que desarrolle la población basado en sus datos? </text:p>
        </text:list-item>
      </text:list>
      <text:p text:style-name="P6"><text:span text:style-name="T23"/></text:p>
      <text:p text:style-name="P6"><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left="0cm" fo:padding-right="0cm" fo:padding-top="0cm" fo:padding-bottom="0.074cm" fo:border-left="none" fo:border-right="none" fo:border-top="none" fo:border-bottom="0.06pt solid #000000" style:join-border="false"/>
      <style:text-properties officeooo:rsid="0002cbd4" officeooo:paragraph-rsid="0002cbd4"/>
    </style:style>
    <style:style style:name="MP2" style:family="paragraph" style:parent-style-name="Footer">
      <style:text-properties officeooo:rsid="00025471" officeooo:paragraph-rsid="0002cbd4"/>
    </style:style>
    <style:style style:name="MP3" style:family="paragraph" style:parent-style-name="Footer">
      <style:paragraph-properties fo:padding-left="0cm" fo:padding-right="0cm" fo:padding-top="0cm" fo:padding-bottom="0.074cm" fo:border-left="none" fo:border-right="none" fo:border-top="none" fo:border-bottom="0.06pt solid #000000" style:join-border="false"/>
      <style:text-properties officeooo:rsid="00025471" officeooo:paragraph-rsid="0002cbd4"/>
    </style:style>
    <style:style style:name="MP4" style:family="paragraph" style:parent-style-name="Footer">
      <style:text-properties officeooo:rsid="00025471" officeooo:paragraph-rsid="00025471"/>
    </style:style>
    <style:style style:name="MT1" style:family="text">
      <style:text-properties officeooo:rsid="00025471"/>
    </style:style>
    <style:style style:name="MT2" style:family="text">
      <style:text-properties officeooo:rsid="0002cbd4"/>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n1" text:anchor-type="paragraph" svg:x="-0.139cm" svg:y="-1.244cm" svg:width="2.369cm" svg:height="1.275cm" draw:z-index="0"><draw:image xlink:href="Pictures/10000201000003660000022687E75BE38CD0BD34.png" xlink:type="simple" xlink:show="embed" xlink:actuate="onLoad"/></draw:frame><text:tab/><text:span text:style-name="MT1">Sexto Semestre II-2018</text:span></text:p>
        <text:p text:style-name="MP2"/>
      </style:header>
      <style:footer>
        <text:p text:style-name="MP3"/>
        <text:p text:style-name="MP4">Gestión de Bases de Datos II<text:tab/><text:tab/><text:span text:style-name="MT2">Ing. Andrea Sori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08:03:50.230767611</meta:creation-date>
    <dc:date>2018-08-30T08:36:49.057988206</dc:date>
    <meta:editing-duration>PT19M9S</meta:editing-duration>
    <meta:editing-cycles>5</meta:editing-cycles>
    <meta:generator>LibreOffice/5.2.7.2$Linux_X86_64 LibreOffice_project/20m0$Build-2</meta:generator>
    <meta:document-statistic meta:table-count="0" meta:image-count="1" meta:object-count="0" meta:page-count="7" meta:paragraph-count="144" meta:word-count="955" meta:character-count="6038" meta:non-whitespace-character-count="5283"/>
  </office:meta>
</office:document-meta>
</file>